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88mm"/>
    </style:style>
    <style:style style:name="co2" style:family="table-column">
      <style:table-column-properties fo:break-before="auto" style:column-width="91.28mm"/>
    </style:style>
    <style:style style:name="co3" style:family="table-column">
      <style:table-column-properties fo:break-before="auto" style:column-width="15.72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AbsDb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sDb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Inf_Pr_Key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Ans1</text:p>
          </table:table-cell>
          <table:table-cell table:style-name="ce1" office:value-type="string" calcext:value-type="string">
            <text:p>Right1</text:p>
          </table:table-cell>
          <table:table-cell table:style-name="ce1" office:value-type="string" calcext:value-type="string">
            <text:p>Ans2</text:p>
          </table:table-cell>
          <table:table-cell table:style-name="ce1" office:value-type="string" calcext:value-type="string">
            <text:p>Right2</text:p>
          </table:table-cell>
          <table:table-cell table:style-name="ce1" office:value-type="string" calcext:value-type="string">
            <text:p>Ans3</text:p>
          </table:table-cell>
          <table:table-cell table:style-name="ce1" office:value-type="string" calcext:value-type="string">
            <text:p>Right3</text:p>
          </table:table-cell>
          <table:table-cell table:style-name="ce1" office:value-type="string" calcext:value-type="string">
            <text:p>Ans4</text:p>
          </table:table-cell>
          <table:table-cell table:style-name="ce1" office:value-type="string" calcext:value-type="string">
            <text:p>Right4</text:p>
          </table:table-cell>
          <table:table-cell table:style-name="ce1" office:value-type="string" calcext:value-type="string">
            <text:p>Ans5</text:p>
          </table:table-cell>
          <table:table-cell table:style-name="ce1" office:value-type="string" calcext:value-type="string">
            <text:p>Right5</text:p>
          </table:table-cell>
          <table:table-cell table:number-columns-repeated="10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Тактовая частота процессора измеряется в…</text:p>
          </table:table-cell>
          <table:table-cell office:value-type="string" calcext:value-type="string">
            <text:p>МГц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бай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бай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Би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цессор обрабатывает информацию…</text:p>
          </table:table-cell>
          <table:table-cell office:value-type="string" calcext:value-type="string">
            <text:p>в десятичной системе счисл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двоичном коде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 языке Бейсик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кстовом виде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 материнской плате размещается …</text:p>
          </table:table-cell>
          <table:table-cell office:value-type="string" calcext:value-type="string">
            <text:p>процессор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жесткий диск (винчестер)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блок пита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истемный блок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Информационная емкость стандартных CD-ROM дисков может достигать…</text:p>
          </table:table-cell>
          <table:table-cell office:value-type="string" calcext:value-type="string">
            <text:p>700 Мбайт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Мбай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Гб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0 Кбай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ерсональный компьютер – это…</text:p>
          </table:table-cell>
          <table:table-cell office:value-type="string" calcext:value-type="string">
            <text:p>устройство для работы с текстам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электронное вычислительное устройство для обработки чисел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стройство для хранения информации любого ви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ногофункциональное электронное устройство для работы с информацией и решения задач пользователя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Дисковод – это устройство для…</text:p>
          </table:table-cell>
          <table:table-cell office:value-type="string" calcext:value-type="string">
            <text:p>обработки команд исполняемой программы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чтения/записи данных с внешнего носител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хранения команд исполняемой программы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олговременного хранения информ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 момент включения персонального компьютера программа тестирования персонального компьютера записана в…</text:p>
          </table:table-cell>
          <table:table-cell office:value-type="string" calcext:value-type="string">
            <text:p>оперативной памя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егистрах процессор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микросхеме BIOS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 внешнем носителе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Минимальная комплектация персонального компьютера включает:</text:p>
          </table:table-cell>
          <table:table-cell office:value-type="string" calcext:value-type="string">
            <text:p>Монитор, клавиатура, системный блок, моде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онитор, клавиатура, системный блок, мышь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нитор, клавиатура, принтер, мыш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 усмотрение пользователя в зависимости от решаемых задач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верхность магнитного диска разбита на секторы. Это позволяет…</text:p>
          </table:table-cell>
          <table:table-cell office:value-type="string" calcext:value-type="string">
            <text:p>сократить время доступа к информаци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уменьшить износ поверхности диск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величить объем записываемой информ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оянно запоминающее устройство (ПЗУ) является … памятью</text:p>
          </table:table-cell>
          <table:table-cell office:value-type="string" calcext:value-type="string">
            <text:p>энергонезависимо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нергозависимо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инамическо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перативной с произвольным доступом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Обработка информации ПК производится …</text:p>
          </table:table-cell>
          <table:table-cell office:value-type="string" calcext:value-type="string">
            <text:p>процессоро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даптеро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атеринской плато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лавиатуро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и выключении компьютера вся информация стирается…</text:p>
          </table:table-cell>
          <table:table-cell office:value-type="string" calcext:value-type="string">
            <text:p>на гибком диск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 CD-ROM диск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 жестком диск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оперативной памяти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Для хранения файлов, предназначенных для общего доступа пользователей сети, используется:</text:p>
          </table:table-cell>
          <table:table-cell office:value-type="string" calcext:value-type="string">
            <text:p>Файл-сервер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абочая станц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лиент-сервер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оммутатор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и отключении компьютера информация стирается:</text:p>
          </table:table-cell>
          <table:table-cell office:value-type="string" calcext:value-type="string">
            <text:p>Из оперативной памят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з пзу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 магнитном диск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 компакт-диске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Текстовая информация обрабатывается в компьютере в виде:</text:p>
          </table:table-cell>
          <table:table-cell office:value-type="string" calcext:value-type="string">
            <text:p>двоичных чисел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айло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екстовых символо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Килобайт — это:</text:p>
          </table:table-cell>
          <table:table-cell office:value-type="string" calcext:value-type="string">
            <text:p>1000 бай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24 байт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би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Для передачи информации по компьютерной сети используется:</text:p>
          </table:table-cell>
          <table:table-cell office:value-type="string" calcext:value-type="string">
            <text:p>моде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лоттер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игитайзер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 каком из перечисленных устройств информация теряется при выключении компьютера:</text:p>
          </table:table-cell>
          <table:table-cell office:value-type="string" calcext:value-type="string">
            <text:p>дискет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перативная намять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жесткий диск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и в каком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Микропроцессор служит для:</text:p>
          </table:table-cell>
          <table:table-cell office:value-type="string" calcext:value-type="string">
            <text:p>связи с периферийными устройствам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ыполнения вычислений и обработки информаци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еративного хранения данных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вода-вывода информ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Не относится к устройствам вывода информации:</text:p>
          </table:table-cell>
          <table:table-cell office:value-type="string" calcext:value-type="string">
            <text:p>принтер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онитор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графопостроител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канер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Жесткий диск предназначен:</text:p>
          </table:table-cell>
          <table:table-cell office:value-type="string" calcext:value-type="string">
            <text:p>для переноса информации с компьютера на компьютер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ля хранения операционной системы, программ и информации в компьютере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ля считывания информации с компакт-диско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Для единовременной передачи 4000 Мб информации с компьютера на компьютер можно использовать:</text:p>
          </table:table-cell>
          <table:table-cell office:value-type="string" calcext:value-type="string">
            <text:p>компьютерную сеть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искету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D ROM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Оболочки операционных систем используются для:</text:p>
          </table:table-cell>
          <table:table-cell office:value-type="string" calcext:value-type="string">
            <text:p>организации работ в компьютерной се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блегчения работы с операционной системо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ередачи электронной почты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граммы, управляющие работой различных устройств компьютерной системы называются:</text:p>
          </table:table-cell>
          <table:table-cell office:value-type="string" calcext:value-type="string">
            <text:p>браузеры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райверы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ультимедийные программы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Архиватор - это:</text:p>
          </table:table-cell>
          <table:table-cell office:value-type="string" calcext:value-type="string">
            <text:p>программа-упаковщик, позволяющая создавать на дисках копии нескольких файлов в сжатом виде как единый файл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устройство для длительного храпения информ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пециальный каталог файло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грамма просмотра гипертекстовых страниц WWW:</text:p>
          </table:table-cell>
          <table:table-cell office:value-type="string" calcext:value-type="string">
            <text:p>браузер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токол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рхиватор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едактор HTML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Информация записывается на носители в виде:</text:p>
          </table:table-cell>
          <table:table-cell office:value-type="string" calcext:value-type="string">
            <text:p>файлов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аталого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ператоро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ОС хранится в компьютере:</text:p>
          </table:table-cell>
          <table:table-cell office:value-type="string" calcext:value-type="string">
            <text:p>в микропроцессор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а системной плат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 жестком диске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Имя файла состоит из двух частей, в которых указывается:</text:p>
          </table:table-cell>
          <table:table-cell office:value-type="string" calcext:value-type="string">
            <text:p>тип и размер файл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мя и дата создания файл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мя и тип файла (расширение)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мя и длина файл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Какой тип расширения имени файла обозначает командный файл:</text:p>
          </table:table-cell>
          <table:table-cell office:value-type="string" calcext:value-type="string">
            <text:p>.ехе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txt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bas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doc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Корневой каталог - это:</text:p>
          </table:table-cell>
          <table:table-cell office:value-type="string" calcext:value-type="string">
            <text:p>список всех файлов и подкаталогов, хранящихся на диске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аталог, имеющий имя, совпадающее с именем диск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аталог, являющийся аналогом библиотечного каталог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се перечисленное выше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Скорость передачи информации по сети определяется:</text:p>
          </table:table-cell>
          <table:table-cell office:value-type="string" calcext:value-type="string">
            <text:p>количеством слов, передаваемых в минуту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числом бит информации, передаваемых в 1 секунду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личеством файлов, передаваемых в 1 секунду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Устройство для подключения компьютера к телефонному каналу:</text:p>
          </table:table-cell>
          <table:table-cell office:value-type="string" calcext:value-type="string">
            <text:p>моде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ыш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канер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онитор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Сеть Internet является:</text:p>
          </table:table-cell>
          <table:table-cell office:value-type="string" calcext:value-type="string">
            <text:p>локально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глобально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егионально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Сетевой протокол - это:</text:p>
          </table:table-cell>
          <table:table-cell office:value-type="string" calcext:value-type="string">
            <text:p>договор о подключении к се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авила передачи информации между компьютерам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пециальная программа, реализующая правила передачи информации между компьютерам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еречень необходимых устройств, необходимых для работы в компьютерной сет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Укажите какое из расширений файлов не является расширением графического файла:</text:p>
          </table:table-cell>
          <table:table-cell office:value-type="string" calcext:value-type="string">
            <text:p>.jpg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ba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b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gif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К операциям редактирования текста относится:</text:p>
          </table:table-cell>
          <table:table-cell office:value-type="string" calcext:value-type="string">
            <text:p>исправление ошибок и опечаток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зменение размера шрифт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асположение текста в несколько колонок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Элементом текста является:</text:p>
          </table:table-cell>
          <table:table-cell office:value-type="string" calcext:value-type="string">
            <text:p>абзац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тступ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олонк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Для записи формулы в ячейку электронной таблицы используется знак:</text:p>
          </table:table-cell>
          <table:table-cell office:value-type="string" calcext:value-type="string">
            <text:p>+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‘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/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Наименьшим элементом электронной таблицы является:</text:p>
          </table:table-cell>
          <table:table-cell office:value-type="string" calcext:value-type="string">
            <text:p>запис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рок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лбец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л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ячейка.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Мультимедийное устройство:</text:p>
          </table:table-cell>
          <table:table-cell office:value-type="string" calcext:value-type="string">
            <text:p>жесткий диск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вуковая систем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интер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Дискретность алгоритма это:</text:p>
          </table:table-cell>
          <table:table-cell office:value-type="string" calcext:value-type="string">
            <text:p>команды должны следовать последовательно друг за друго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аждая команда описывается в расчете на конкретного исполнител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азбиение алгоритма на конечное число команд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СУБД – это программное средство для:</text:p>
          </table:table-cell>
          <table:table-cell office:value-type="string" calcext:value-type="string">
            <text:p>обеспечения работы с таблицами чисел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правление большими информационными массивам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хранение файло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здание и редактирования тексто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За минимальную единицу измерения количество информации принят:</text:p>
          </table:table-cell>
          <table:table-cell office:value-type="string" calcext:value-type="string">
            <text:p>1 бод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пиксел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бай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бит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граммы, которые можно бесплатно использовать и копировать, обозначаются компьютерным термином:</text:p>
          </table:table-cell>
          <table:table-cell office:value-type="string" calcext:value-type="string">
            <text:p>hardware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reware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ware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ware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 растровом графическом редакторе изображение формируется из:</text:p>
          </table:table-cell>
          <table:table-cell office:value-type="string" calcext:value-type="string">
            <text:p>лини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кружност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ямоугольнико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икселей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Может ли произойти заражение компьютерными вирусами в процессе работы с электронной почтой:</text:p>
          </table:table-cell>
          <table:table-cell office:value-type="string" calcext:value-type="string">
            <text:p>да, при чтении текста почтового сообщ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а, при открытии вложенных в сообщение файлов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, в процессе работы с адресной книго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может произойт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екторные графические изображения хорошо поддаются масштабированию (изменению размеров), так как:</text:p>
          </table:table-cell>
          <table:table-cell office:value-type="string" calcext:value-type="string">
            <text:p>используют большую глубину цвет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ормируются из пиксел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спользуют эффективные алгоритмы сжат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ормируются из графических примитивов (линий, окружностей, прямоугольников и т.д.)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TML (Hyper Text Markup Language) является:</text:p>
          </table:table-cell>
          <table:table-cell office:value-type="string" calcext:value-type="string">
            <text:p>средством просмотра Web-страниц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ранслятором языка программирова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языком разметки Web-страниц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токолом передачи данных в Интернете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Текстовые файлы, какого формата содержат только коды символов и не содержат символов форматирования?</text:p>
          </table:table-cell>
          <table:table-cell office:value-type="string" calcext:value-type="string">
            <text:p>HTM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X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C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RTF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В каком случае разные файлы могут иметь одинаковые имена?</text:p>
          </table:table-cell>
          <table:table-cell office:value-type="string" calcext:value-type="string">
            <text:p>если они имеют разный объе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если они созданы в различные дн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если они созданы в различное время суток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если они хранятся в разных каталогах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Адресом электронной почты в сети InterNet может быть:</text:p>
          </table:table-cell>
          <table:table-cell office:value-type="string" calcext:value-type="string">
            <text:p>user at host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:5020/23.77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z0123@DDOHRZ21.bitne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ctor@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Электронные схемы для управления внешними устройствами – это:</text:p>
          </table:table-cell>
          <table:table-cell office:value-type="string" calcext:value-type="string">
            <text:p>плоттеры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шифраторы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райверы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онтроллеры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Какие из перечисленных объектов чувствительны к регистру символов?</text:p>
          </table:table-cell>
          <table:table-cell office:value-type="string" calcext:value-type="string">
            <text:p>имена учетных записей пользовател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арол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иса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лные имен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В течение какого времени после увольнения с государственной гражданской службы граждане при заключении трудовых договоров обязаны сообщать работодателю сведения о последнем месте службы:</text:p>
          </table:table-cell>
          <table:table-cell office:value-type="string" calcext:value-type="string">
            <text:p>в течение одного года после увольн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двух лет после увольн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ечение пяти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Непринятие <text:s text:c="3"/>государственным <text:s text:c="3"/>гражданским <text:s text:c="3"/>служащим, <text:s text:c="3"/>являющимся стороной <text:s/>конфликта <text:s/>интересов, <text:s/>мер <text:s/>по <text:s/>предотвращению <text:s/>или <text:s/>урегулированию конфликта интересов является:</text:p>
          </table:table-cell>
          <table:table-cell office:value-type="string" calcext:value-type="string">
            <text:p>дисциплинарным проступком, влекущим дисциплинар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авонарушением, влекущим увольнение с государственной гражданской службы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авонарушением, влекущим уголовную ответственность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Непредставление <text:s/>государственным <text:s/>гражданским <text:s/>служащим <text:s/>сведений <text:s/>о своих доходах, об имуществе и обязательствах имущественного характера, а также о доходах, об имуществе и обязательствах имущественного характера членов своей семьи в случае, если представление таких сведений обязательно, либо представление заведомо недостоверных или неполных сведений является:</text:p>
          </table:table-cell>
          <table:table-cell office:value-type="string" calcext:value-type="string">
            <text:p>правонарушением, влекущим уголов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исциплинарным проступком, влекущим дисциплинар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авонарушением, <text:s/>влекущим увольнение с государственной гражданской службы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Какой нормативный документ регламентирует служебное поведение федерального государственного гражданского служащего ФССП России?</text:p>
          </table:table-cell>
          <table:table-cell office:value-type="string" calcext:value-type="string">
            <text:p>Трудовой кодекс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одекс этики и служебного поведения федерального гражданского служащего ФССП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едеральный закон «Об исполнительном производстве»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се предлагаемые варианты ответ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Имеет ли право государственный гражданский служащий ФССП России публично высказываться и давать оценку в отношении деятельности службы судебных приставов в целом и подразделения, которое он представляет?</text:p>
          </table:table-cell>
          <table:table-cell office:value-type="string" calcext:value-type="string">
            <text:p>да, если это не входит в его должностные обязан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ледует воздержатс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Соблюдение кодекса этики и служебного поведения федерального государственного гражданского служащего ФССП России работниками службы судебных приставов учитывается:</text:p>
          </table:table-cell>
          <table:table-cell office:value-type="string" calcext:value-type="string">
            <text:p>при проведении аттестаци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 формировании кадрового резерва для выдвижения на вышестоящие долж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 наложении дисциплинарных взыскани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се предлагаемые варианты ответ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Уведомление <text:s text:c="3"/>государственного <text:s text:c="3"/>гражданского <text:s text:c="3"/>служащего <text:s text:c="3"/>о <text:s text:c="3"/>фактах обращения <text:s text:c="2"/>к <text:s text:c="2"/>нему <text:s text:c="2"/>в <text:s text:c="2"/>целях <text:s text:c="2"/>склонения <text:s text:c="2"/>его <text:s text:c="2"/>к <text:s text:c="2"/>совершению <text:s text:c="2"/>коррупционных правонарушений подается им на имя:</text:p>
          </table:table-cell>
          <table:table-cell office:value-type="string" calcext:value-type="string">
            <text:p>Директора Федеральной службы судебных приставов - главного судебного пристава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уководителя территориального органа Федеральной службы судебных приставов - главного судебного пристава субъекта Российской Федерации (лица, его замещающего)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альника <text:s text:c="3"/>структурного <text:s text:c="3"/>подразделения <text:s text:c="3"/>территориального <text:s text:c="3"/>органа Федеральной службы судебных приставо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Обмен информацией между компьютерными сетями, в которых действуют разные стандарты представления информации (сетевые протоколы), осуществляется с использованием:</text:p>
          </table:table-cell>
          <table:table-cell office:value-type="string" calcext:value-type="string">
            <text:p>магистрал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электронной почты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шлюзов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айл-серверо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Транспортный протокол (TCP) - обеспечивает:</text:p>
          </table:table-cell>
          <table:table-cell office:value-type="string" calcext:value-type="string">
            <text:p>разбиение файлов на IP-пакеты в процессе передачи и сборку файлов в процессе получ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ием, передачу и выдачу одного сеанса связ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едоставление в распоряжение пользователя уже переработанную информацию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оставку информации от компьютера-отправителя к компьютеру-получателю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Служба FTP в Интернете предназначена:</text:p>
          </table:table-cell>
          <table:table-cell office:value-type="string" calcext:value-type="string">
            <text:p>для создания, приема и передачи web-страниц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ля обеспечения функционирования электронной почты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ля обеспечения работы телеконференци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ля приема и передачи файлов любого формат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ля удаленного управления техническими системами.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Компьютер предоставляющий свои ресурсы в пользование другим компьютерам при совместной работе, называется:</text:p>
          </table:table-cell>
          <table:table-cell office:value-type="string" calcext:value-type="string">
            <text:p>адаптеро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оммутаторо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анци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ерверо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лиент-сервером.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Во время исполнения прикладная программ хранится:</text:p>
          </table:table-cell>
          <table:table-cell office:value-type="string" calcext:value-type="string">
            <text:p>в видеопамя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процессор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оперативной памят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ПЗУ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AbsDb" style:display-name="PageStyle_Abs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SSP Test$</meta:initial-creator>
    <dc:creator>FSSP Test$</dc:creator>
    <meta:creation-date>2018-01-17T06:49:42</meta:creation-date>
    <dc:date>2018-01-17T06:49:51</dc:date>
    <meta:generator>LibreOffice/5.2.7.2$Linux_X86_64 LibreOffice_project/20m0$Build-2</meta:generator>
    <meta:document-statistic meta:table-count="1" meta:cell-count="78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